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9d9f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368" officeooo:paragraph-rsid="00196368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underline-style="none" fo:font-weight="bold" officeooo:rsid="00196368" officeooo:paragraph-rsid="00196368" style:font-weight-asian="bold" style:font-weight-complex="bold"/>
    </style:style>
    <style:style style:name="P5" style:family="paragraph" style:parent-style-name="Standard">
      <style:text-properties officeooo:paragraph-rsid="0019ad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28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vier Gómez Martínez</text:p>
      <text:p text:style-name="P4">Carlos Li Hu</text:p>
      <text:p text:style-name="P3">Memoria Práctica 2 de Redes 2</text:p>
      <text:p text:style-name="P5"><text:span text:style-name="T1">Introducción: una descripción de lo que se pretende realizar en la práctica</text:span></text:p>
      <text:p text:style-name="P1"/>
      <text:p text:style-name="P2">Diseño: una explicación de los módulos de los que se compone el programa, así como de las </text:p>
      <text:p text:style-name="P2">decisiones que se han tomado (procesos o hilos, sincronización, etc.)</text:p>
      <text:p text:style-name="P1"/>
      <text:p text:style-name="P1">Funcionalidad IRC: a grandes rasgos, qué funciones del protocolo se han implementado</text:p>
      <text:p text:style-name="P1"/>
      <text:p text:style-name="P1">Conclusiones técnicas: temas concretos de la asignatura que se han aprendido al realizar la práctica</text:p>
      <text:p text:style-name="P1"/>
      <text:p text:style-name="P1">Conclusiones personales: a qué se ha dedicado más esfuerzo, comentarios gener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8:04:46.695956821</meta:creation-date>
    <meta:generator>LibreOffice/5.1.6.2$Linux_X86_64 LibreOffice_project/10m0$Build-2</meta:generator>
    <dc:date>2017-05-01T18:27:19.649772090</dc:date>
    <meta:editing-duration>PT2M44S</meta:editing-duration>
    <meta:editing-cycles>4</meta:editing-cycles>
    <meta:document-statistic meta:table-count="0" meta:image-count="0" meta:object-count="0" meta:page-count="1" meta:paragraph-count="9" meta:word-count="89" meta:character-count="561" meta:non-whitespace-character-count="480"/>
  </office:meta>
</office:document-meta>
</file>